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style style:name="P16" style:family="paragraph" style:parent-style-name="Text_20_body" style:list-style-name="L10">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Examen Final – Programmation Orientée Objet (POO) Avancée</text:span></text:h>
      <text:p text:style-name="Text_20_body"><text:span text:style-name="Strong_20_Emphasis">BTS SIO – Option SLAM</text:span><text:line-break/><text:span text:style-name="Strong_20_Emphasis">Durée : 3h</text:span><text:line-break/><text:span text:style-name="Strong_20_Emphasis">Documents autorisés : Aucun</text:span></text:p>
      <text:p text:style-name="Horizontal_20_Line"/>
      <text:h text:style-name="Heading_20_2" text:outline-level="2"><text:span text:style-name="Strong_20_Emphasis">Contexte Général : Développement d'une application de gestion d'une bibliothèque en ligne</text:span></text:h>
      <text:p text:style-name="Text_20_body">Une entreprise souhaite développer une application web permettant la gestion complète d’une bibliothèque en ligne. L’application doit permettre aux utilisateurs (lecteurs et bibliothécaires) d’effectuer diverses actions telles que l’emprunt et la restitution de livres, la gestion des abonnements, ainsi que le suivi des statistiques d’utilisation.</text:p>
      <text:p text:style-name="Text_20_body">L’architecture logicielle doit respecter les principes de la Programmation Orientée Objet, en intégrant des concepts avancés tels que l’héritage, le polymorphisme, les interfaces, les design patterns et la gestion des exceptions.</text:p>
      <text:p text:style-name="Text_20_body">Vous devez analyser, concevoir et implémenter certaines fonctionnalités de l’application.</text:p>
      <text:p text:style-name="Horizontal_20_Line"/>
      <text:h text:style-name="Heading_20_2" text:outline-level="2"><text:span text:style-name="Strong_20_Emphasis">PARTIE 1 : Modélisation UML (30 points)</text:span></text:h>
      <text:h text:style-name="Heading_20_3" text:outline-level="3"><text:span text:style-name="Strong_20_Emphasis">1.1 Diagramme de classes (10 points)</text:span></text:h>
      <text:list text:style-name="L1">
        <text:list-item>
          <text:p text:style-name="P2">Modélisez les classes principales de l’application en respectant les principes de la POO. </text:p>
        </text:list-item>
        <text:list-item>
          <text:p text:style-name="P2">Vous devez inclure au minimum : </text:p>
          <text:list>
            <text:list-item>
              <text:p text:style-name="P2">Une classe <text:span text:style-name="Source_20_Text">Utilisateur</text:span> et ses sous-classes <text:span text:style-name="Source_20_Text">Lecteur</text:span> et <text:span text:style-name="Source_20_Text">Bibliothecaire</text:span> </text:p>
            </text:list-item>
            <text:list-item>
              <text:p text:style-name="P2">Une classe <text:span text:style-name="Source_20_Text">Livre</text:span> </text:p>
            </text:list-item>
            <text:list-item>
              <text:p text:style-name="P2">Une classe <text:span text:style-name="Source_20_Text">Emprunt</text:span> </text:p>
            </text:list-item>
            <text:list-item>
              <text:p text:style-name="P1">Une classe <text:span text:style-name="Source_20_Text">Bibliotheque</text:span> pour la gestion centralisée </text:p>
            </text:list-item>
          </text:list>
        </text:list-item>
      </text:list>
      <text:h text:style-name="Heading_20_3" text:outline-level="3"><text:span text:style-name="Strong_20_Emphasis">1.2 Relations et principes POO (10 points)</text:span></text:h>
      <text:list text:style-name="L2">
        <text:list-item>
          <text:p text:style-name="P4">Identifiez et justifiez les relations (association, agrégation, composition, héritage). </text:p>
        </text:list-item>
        <text:list-item>
          <text:p text:style-name="P3">Expliquez comment vous gérez le polymorphisme et les interfaces dans votre modélisation. </text:p>
        </text:list-item>
      </text:list>
      <text:h text:style-name="Heading_20_3" text:outline-level="3"><text:span text:style-name="Strong_20_Emphasis">1.3 Design Pattern (10 points)</text:span></text:h>
      <text:list text:style-name="L3">
        <text:list-item>
          <text:p text:style-name="P5">Proposez et justifiez l’utilisation d’un design pattern (Singleton, Factory, Observer, etc.) pour gérer les instances de la classe <text:span text:style-name="Source_20_Text">Bibliotheque</text:span>. </text:p>
        </text:list-item>
      </text:list>
      <text:p text:style-name="Horizontal_20_Line"/>
      <text:h text:style-name="Heading_20_2" text:outline-level="2"><text:soft-page-break/><text:span text:style-name="Strong_20_Emphasis">PARTIE 2 : Implémentation Orientée Objet en PHP ou Java (40 points)</text:span></text:h>
      <text:h text:style-name="Heading_20_3" text:outline-level="3"><text:span text:style-name="Strong_20_Emphasis">2.1 Implémentation des classes (15 points)</text:span></text:h>
      <text:list text:style-name="L4">
        <text:list-item>
          <text:p text:style-name="P6">Implémentez la classe <text:span text:style-name="Source_20_Text">Livre</text:span> en intégrant les méthodes suivantes :</text:p>
          <text:list>
            <text:list-item>
              <text:p text:style-name="P7"><text:span text:style-name="Source_20_Text">emprunter(Utilisateur u)</text:span> </text:p>
            </text:list-item>
            <text:list-item>
              <text:p text:style-name="P7"><text:span text:style-name="Source_20_Text">restituer()</text:span> </text:p>
            </text:list-item>
            <text:list-item>
              <text:p text:style-name="P7"><text:span text:style-name="Source_20_Text">estDisponible()</text:span> </text:p>
            </text:list-item>
          </text:list>
        </text:list-item>
        <text:list-item>
          <text:p text:style-name="P6">Implémentez une interface <text:span text:style-name="Source_20_Text">Empruntable</text:span> que la classe <text:span text:style-name="Source_20_Text">Livre</text:span> devra implémenter.</text:p>
        </text:list-item>
      </text:list>
      <text:h text:style-name="Heading_20_3" text:outline-level="3"><text:span text:style-name="Strong_20_Emphasis">2.2 Gestion des exceptions (10 points)</text:span></text:h>
      <text:list text:style-name="L5">
        <text:list-item>
          <text:p text:style-name="P9">Ajoutez une gestion des exceptions pour empêcher un utilisateur de dépasser une limite d’emprunt de 5 livres. </text:p>
        </text:list-item>
        <text:list-item>
          <text:p text:style-name="P8">Levez une exception personnalisée <text:span text:style-name="Source_20_Text">LimiteEmpruntException</text:span> et traitez-la dans le programme. </text:p>
        </text:list-item>
      </text:list>
      <text:h text:style-name="Heading_20_3" text:outline-level="3"><text:span text:style-name="Strong_20_Emphasis">2.3 Surcharge et redéfinition (5 points)</text:span></text:h>
      <text:list text:style-name="L6">
        <text:list-item>
          <text:p text:style-name="P10">Implémentez une méthode <text:span text:style-name="Source_20_Text">afficherInformations()</text:span> dans <text:span text:style-name="Source_20_Text">Livre</text:span>, puis redéfinissez-la dans <text:span text:style-name="Source_20_Text">Roman</text:span> et <text:span text:style-name="Source_20_Text">Magazine</text:span>. </text:p>
        </text:list-item>
      </text:list>
      <text:h text:style-name="Heading_20_3" text:outline-level="3"><text:span text:style-name="Strong_20_Emphasis">2.4 Design Pattern (10 points)</text:span></text:h>
      <text:list text:style-name="L7">
        <text:list-item>
          <text:p text:style-name="P11">Implémentez le pattern Singleton pour la classe <text:span text:style-name="Source_20_Text">Bibliotheque</text:span> afin d’éviter plusieurs instances de celle-ci. </text:p>
        </text:list-item>
      </text:list>
      <text:p text:style-name="Horizontal_20_Line"/>
      <text:h text:style-name="Heading_20_2" text:outline-level="2"><text:span text:style-name="Strong_20_Emphasis">PARTIE 3 : Test et Optimisation (30 points)</text:span></text:h>
      <text:h text:style-name="Heading_20_3" text:outline-level="3"><text:span text:style-name="Strong_20_Emphasis">3.1 Tests Unitaires (10 points)</text:span></text:h>
      <text:list text:style-name="L8">
        <text:list-item>
          <text:p text:style-name="P12">Écrivez des tests unitaires en PHP (PHPUnit) ou Java (JUnit) pour valider le bon fonctionnement des méthodes <text:span text:style-name="Source_20_Text">emprunter()</text:span> et <text:span text:style-name="Source_20_Text">restituer()</text:span>. </text:p>
        </text:list-item>
      </text:list>
      <text:h text:style-name="Heading_20_3" text:outline-level="3"><text:span text:style-name="Strong_20_Emphasis">3.2 Optimisation et bonnes pratiques (10 points)</text:span></text:h>
      <text:list text:style-name="L9">
        <text:list-item>
          <text:p text:style-name="P14">Optimisez le code en appliquant les principes SOLID. </text:p>
        </text:list-item>
        <text:list-item>
          <text:p text:style-name="P13">Justifiez vos choix d’optimisation. </text:p>
        </text:list-item>
      </text:list>
      <text:h text:style-name="Heading_20_3" text:outline-level="3"><text:span text:style-name="Strong_20_Emphasis">3.3 Sécurisation et gestion des accès (10 points)</text:span></text:h>
      <text:list text:style-name="L10">
        <text:list-item>
          <text:p text:style-name="P16">Proposez un mécanisme de contrôle des accès pour limiter certaines actions aux bibliothécaires uniquement. </text:p>
        </text:list-item>
        <text:list-item>
          <text:p text:style-name="P15">Implémentez une classe <text:span text:style-name="Source_20_Text">Authentification</text:span> et un rôle <text:span text:style-name="Source_20_Text">Bibliothecair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12T13:37:06.281715964</dc:date>
    <meta:editing-duration>PT37S</meta:editing-duration>
    <meta:editing-cycles>1</meta:editing-cycles>
    <meta:document-statistic meta:table-count="0" meta:image-count="0" meta:object-count="0" meta:page-count="2" meta:paragraph-count="42" meta:word-count="439" meta:character-count="3036" meta:non-whitespace-character-count="2640"/>
    <meta:generator>LibreOffice/24.2.7.2$Linux_X86_64 LibreOffice_project/420$Build-2</meta:generator>
  </office:meta>
</office:document-meta>
</file>